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FontUtils.embedType1Font( PSGenerator gen , InputStream 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SFontUtils.redefineFontEncoding( PSGenerator gen , String font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SFontUtils.defineWinAnsiEncoding( PSGenerator g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